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margin-top="0cm" fo:margin-bottom="0.499cm" style:contextual-spacing="false"/>
      <style:text-properties fo:font-weight="bold" officeooo:paragraph-rsid="000df880" style:font-weight-asian="bold" style:font-weight-complex="bold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0df8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f880" style:font-weight-asian="bold" style:font-weight-complex="bold"/>
    </style:style>
    <style:style style:name="T4" style:family="text">
      <style:text-properties fo:font-weight="normal" officeooo:rsid="000df880" style:font-weight-asian="normal" style:font-weight-complex="normal"/>
    </style:style>
    <style:style style:name="T5" style:family="text">
      <style:text-properties fo:font-style="italic" fo:font-weight="normal" officeooo:rsid="000df880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officeooo:rsid="000df880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 create a simple web application with a login page using HTML and to serve it using Nginx in a Docker container, follow these steps:</text:p>
      <text:h text:style-name="Heading_20_3" text:outline-level="3">1. Create the web application:</text:h>
      <text:p text:style-name="Text_20_body">Create a directory for your web application:</text:p>
      <text:p text:style-name="P1">bash</text:p>
      <text:p text:style-name="Preformatted_20_Text"><text:span text:style-name="Source_20_Text">mkdir web-app</text:span></text:p>
      <text:p text:style-name="P1"><text:span text:style-name="Source_20_Text">cd web-app</text:span></text:p>
      <text:p text:style-name="Text_20_body">Inside the <text:span text:style-name="Source_20_Text">web-app</text:span> directory, create an HTML file (<text:span text:style-name="Source_20_Text">index.html</text:span>) for the login page:</text:p>
      <text:p text:style-name="P1">html</text:p>
      <text:p text:style-name="Preformatted_20_Text"><text:span text:style-name="Source_20_Text">&lt;!DOCTYPE html&gt;</text:span></text:p>
      <text:p text:style-name="Preformatted_20_Text"><text:span text:style-name="Source_20_Text">&lt;html&gt;</text:span></text:p>
      <text:p text:style-name="Preformatted_20_Text"><text:span text:style-name="Source_20_Text">&lt;head&gt;</text:span></text:p>
      <text:p text:style-name="Preformatted_20_Text"><text:span text:style-name="Source_20_Text"><text:s text:c="2"/>&lt;title&gt;Login Page&lt;/title&gt;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><text:span text:style-name="Source_20_Text"><text:s text:c="2"/>&lt;h2&gt;Login&lt;/h2&gt;</text:span></text:p>
      <text:p text:style-name="Preformatted_20_Text"><text:span text:style-name="Source_20_Text"><text:s text:c="2"/>&lt;form action="/login" method="post"&gt;</text:span></text:p>
      <text:p text:style-name="Preformatted_20_Text"><text:span text:style-name="Source_20_Text"><text:s text:c="4"/>&lt;label for="username"&gt;Username:&lt;/label&gt;&lt;br&gt;</text:span></text:p>
      <text:p text:style-name="Preformatted_20_Text"><text:span text:style-name="Source_20_Text"><text:s text:c="4"/>&lt;input type="text" id="username" name="username"&gt;&lt;br&gt;</text:span></text:p>
      <text:p text:style-name="Preformatted_20_Text"><text:span text:style-name="Source_20_Text"><text:s text:c="4"/>&lt;label for="password"&gt;Password:&lt;/label&gt;&lt;br&gt;</text:span></text:p>
      <text:p text:style-name="Preformatted_20_Text"><text:span text:style-name="Source_20_Text"><text:s text:c="4"/>&lt;input type="password" id="password" name="password"&gt;&lt;br&gt;&lt;br&gt;</text:span></text:p>
      <text:p text:style-name="Preformatted_20_Text"><text:span text:style-name="Source_20_Text"><text:s text:c="4"/>&lt;input type="submit" value="Login"&gt;</text:span></text:p>
      <text:p text:style-name="Preformatted_20_Text"><text:span text:style-name="Source_20_Text"><text:s text:c="2"/>&lt;/form&gt;</text:span></text:p>
      <text:p text:style-name="Preformatted_20_Text"><text:span text:style-name="Source_20_Text">&lt;/body&gt;</text:span></text:p>
      <text:p text:style-name="P1"><text:span text:style-name="Source_20_Text">&lt;/html&gt;</text:span></text:p>
      <text:h text:style-name="Heading_20_3" text:outline-level="3">2. Create the Dockerfile:</text:h>
      <text:p text:style-name="Text_20_body">Create a <text:span text:style-name="Source_20_Text">Dockerfile</text:span> in the <text:span text:style-name="Source_20_Text">web-app</text:span> directory:</text:p>
      <text:p text:style-name="P2">Dockerfile <text:s/><text:span text:style-name="T1">(for nginx)</text:span></text:p>
      <text:p text:style-name="Preformatted_20_Text"><text:span text:style-name="Source_20_Text"># Use the official Nginx image as the base image</text:span></text:p>
      <text:p text:style-name="Preformatted_20_Text"><text:span text:style-name="Source_20_Text">FROM nginx:latest</text:span></text:p>
      <text:p text:style-name="Preformatted_20_Text"/>
      <text:p text:style-name="Preformatted_20_Text"><text:span text:style-name="Source_20_Text"># Copy the HTML file to the appropriate location within the Nginx container</text:span></text:p>
      <text:p text:style-name="P1"><text:span text:style-name="Source_20_Text">COPY index.html /usr/share/nginx/html/index.html</text:span></text:p>
      <text:p text:style-name="P3"><text:span text:style-name="Source_20_Text">Dockerfile <text:s/></text:span><text:span text:style-name="Source_20_Text"><text:span text:style-name="T1">(for apache)</text:span></text:span></text:p>
      <text:p text:style-name="P3"><text:span text:style-name="Source_20_Text"><text:span text:style-name="T4">FROM httpd:2.4</text:span></text:span></text:p>
      <text:p text:style-name="P3"><text:span text:style-name="Source_20_Text"><text:span text:style-name="T4">COPY ./ /</text:span></text:span><text:span text:style-name="Source_20_Text"><text:span text:style-name="T5">usr/</text:span></text:span><text:span text:style-name="Source_20_Text"><text:span text:style-name="T6">local/apache2/htdocs/</text:span></text:span></text:p>
      <text:h text:style-name="Heading_20_3" text:outline-level="3">3. Build the Docker image:</text:h>
      <text:p text:style-name="Text_20_body">Build the Docker image for the web application:</text:p>
      <text:p text:style-name="P1">bash</text:p>
      <text:p text:style-name="P1"><text:span text:style-name="Source_20_Text">docker build -t my-web-app .</text:span></text:p>
      <text:h text:style-name="Heading_20_3" text:outline-level="3"><text:soft-page-break/>4. Run the Docker container:</text:h>
      <text:p text:style-name="Text_20_body">Run the Docker container using the created image:</text:p>
      <text:p text:style-name="P1">bash</text:p>
      <text:p text:style-name="P1"><text:span text:style-name="Source_20_Text">docker run -p 8080:80 --name my-web-container -d my-web-app</text:span></text:p>
      <text:p text:style-name="Text_20_body">This command maps port 8080 on the host to port 80 within the container (<text:span text:style-name="Source_20_Text">-p 8080:80</text:span>) and names the container <text:span text:style-name="Source_20_Text">my-web-container</text:span> (<text:span text:style-name="Source_20_Text">--name my-web-container</text:span>).</text:p>
      <text:h text:style-name="Heading_20_3" text:outline-level="3">5. Access the web application:</text:h>
      <text:p text:style-name="Text_20_body">Open a web browser and go to <text:span text:style-name="Source_20_Text">http://localhost:8080</text:span> to see your simple login page served by Nginx from the Docker container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5:58:04.226565309</meta:creation-date>
    <dc:date>2023-12-14T16:06:06.085691104</dc:date>
    <meta:editing-duration>PT3M4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228" meta:character-count="1623" meta:non-whitespace-character-count="1412"/>
  </office:meta>
</office:document-meta>
</file>